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text-properties fo:language="en" fo:country="US"/>
    </style:style>
    <style:style style:name="P2"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374f0"/>
    </style:style>
    <style:style style:name="P6" style:family="paragraph" style:parent-style-name="Exalted">
      <style:text-properties fo:language="en" fo:country="US" officeooo:paragraph-rsid="000554f9"/>
    </style:style>
    <style:style style:name="P7" style:family="paragraph" style:parent-style-name="Exalted">
      <style:text-properties fo:language="en" fo:country="US" officeooo:paragraph-rsid="0006ed1c"/>
    </style:style>
    <style:style style:name="P8" style:family="paragraph" style:parent-style-name="Exalted">
      <style:text-properties fo:language="en" fo:country="US" officeooo:paragraph-rsid="0008e2a6"/>
    </style:style>
    <style:style style:name="P9"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Heading_20_10">
      <style:text-properties fo:language="en" fo:country="US"/>
    </style:style>
    <style:style style:name="P12" style:family="paragraph" style:parent-style-name="Heading_20_2">
      <style:text-properties fo:language="en" fo:country="US"/>
    </style:style>
    <style:style style:name="T1" style:family="text">
      <style:text-properties fo:font-weight="bold" style:font-weight-asian="bold"/>
    </style:style>
    <style:style style:name="T2" style:family="text">
      <style:text-properties officeooo:rsid="000374f0"/>
    </style:style>
    <style:style style:name="T3" style:family="text">
      <style:text-properties style:use-window-font-color="true" loext:opacity="0%" style:font-name="Times New Roman" fo:font-size="10pt" fo:language="en" fo:country="none" officeooo:rsid="000374f0"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officeooo:rsid="000374f0"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officeooo:rsid="0008e2a6"/>
    </style:style>
    <style:style style:name="Sect1" style:family="section">
      <style:section-properties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rms</text:h>
      <text:p text:style-name="P4"/>
      <text:section text:style-name="Sect1" text:name="TextSection">
        <text:h text:style-name="P12" text:outline-level="2">Cecelyne</text:h>
        <text:h text:style-name="P2" text:outline-level="3">Impending Doom</text:h>
        <text:p text:style-name="P5"><text:span text:style-name="T1">Cost: </text:span>2m<text:line-break/><text:span text:style-name="T1">Type:</text:span> <text:span text:style-name="T4">Free Action</text:span>; <text:span text:style-name="T2">Scene</text:span><text:line-break/><text:span text:style-name="T1">Mins:</text:span> Cecelyne 1</text:p>
        <text:p text:style-name="P3">The Infernal may make a <text:span text:style-name="T1">Influence Emotion</text:span> action without being the source of the Influence. The target will ascribe this emotion to the closest thing that they can rationalize. If Panic were to be placed into them, they might become convinced that their ally is about to betray them.</text:p>
        <text:h text:style-name="P2" text:outline-level="3">Induced Paranoia</text:h>
        <text:p text:style-name="P5"><text:span text:style-name="T1">Cost: </text:span>5m<text:line-break/><text:span text:style-name="T1">Type:</text:span> Simple; <text:span text:style-name="T2">Scene</text:span><text:line-break/><text:span text:style-name="T1">Mins:</text:span> Cecelyne 2</text:p>
        <text:p text:style-name="P3">The Infernal spikes their words with seeds of doubt, paranoia, and fear, and then impales it into the mind of a target.</text:p>
        <text:p text:style-name="P3">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P3">Often, the Infernal may use this false Intimacy to leverage out actual secrets and information the Target may know.</text:p>
        <text:h text:style-name="P2" text:outline-level="3">Inopportune Desire</text:h>
        <text:p text:style-name="P6"><text:span text:style-name="T1">Cost: </text:span>4m<text:line-break/><text:span text:style-name="T1">Type:</text:span> Simple<text:line-break/><text:span text:style-name="T1">Mins:</text:span> Cecelyne 3</text:p>
        <text:p text:style-name="P3">The Infernal leverages a target’s Intimacy, and rolls (Insight + Cecelyne) against the target’s Resolve. If successful, the target will express this Intimacy in an uncontrolled, expressive manner--either immediately, or with a specific trigger the Infernal states. </text:p>
        <text:h text:style-name="P2" text:outline-level="3">Knowing the Desolate Heart</text:h>
        <text:p text:style-name="P7"><text:span text:style-name="T1">Cost: </text:span>5m<text:line-break/><text:span text:style-name="T1">Type:</text:span> Simple<text:line-break/><text:span text:style-name="T1">Mins:</text:span> Cecelyne 4</text:p>
        <text:p text:style-name="P3">The Infernal may make a <text:span text:style-name="T1">Discover Intimacy</text:span> action against a target to find out the target’s current, most pressing Desire that they cannot currently achieve. Unlike most Discover Intimacy rolls, the target does not need to be actively displaying any signs of this current Desire.</text:p>
        <text:h text:style-name="P2" text:outline-level="3">Conflicting Desire</text:h>
        <text:p text:style-name="P7"><text:span text:style-name="T1">Cost: </text:span>6m<text:line-break/><text:span text:style-name="T1">Type:</text:span> Simple<text:line-break/><text:span text:style-name="T1">Mins:</text:span> Cecelyne 4</text:p>
        <text:p text:style-name="P3">The Infernal leverages an Intimacy of a character, rolling (Insight + Cecelyne) vs the target’s Resolve. If successful, they forc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h text:style-name="P11" text:outline-level="10">Greater Charms</text:h>
        <text:h text:style-name="P2" text:outline-level="3">As You Wish</text:h>
        <text:p text:style-name="P8"><text:span text:style-name="T1">Cost: <text:s/></text:span>XXm<text:line-break/><text:span text:style-name="T1">Type:</text:span> Simple; <text:span text:style-name="T5">Story</text:span><text:line-break/><text:span text:style-name="T1">Mins:</text:span> Cecelyne 4</text:p>
        <text:p text:style-name="P3">[[Works similar to existing <text:s/>charm]]</text:p>
        <text:h text:style-name="P2" text:outline-level="3">The Curse of Truth</text:h>
        <text:p text:style-name="P8"><text:span text:style-name="T1">Cost: <text:s/></text:span>XXm;<text:line-break/><text:span text:style-name="T1">Type:</text:span> Simple; <text:span text:style-name="T5">Scene</text:span><text:line-break/> <text:span text:style-name="T1">Mins:</text:span> Cecelyne 5</text:p>
        <text:p text:style-name="P3">[[The Cursed character must speak all truth]]</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51:07.036000000</dc:date>
    <meta:editing-cycles>12</meta:editing-cycles>
    <meta:editing-duration>PT8M36S</meta:editing-duration>
    <meta:generator>LibreOffice/7.0.3.1$Windows_X86_64 LibreOffice_project/d7547858d014d4cf69878db179d326fc3483e082</meta:generator>
    <dc:creator>Samuel Smith</dc:creator>
    <meta:document-statistic meta:table-count="0" meta:image-count="0" meta:object-count="0" meta:page-count="1" meta:paragraph-count="30" meta:word-count="399" meta:character-count="2398" meta:non-whitespace-character-count="2025"/>
  </office:meta>
</office:document-meta>
</file>